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099e" officeooo:paragraph-rsid="004b099e"/>
    </style:style>
    <style:style style:name="P2" style:family="paragraph" style:parent-style-name="Text_20_body">
      <style:paragraph-properties fo:margin-top="0.101cm" fo:margin-bottom="0.101cm" loext:contextual-spacing="false"/>
      <style:text-properties officeooo:rsid="0045302e" officeooo:paragraph-rsid="0045302e"/>
    </style:style>
    <style:style style:name="P3" style:family="paragraph" style:parent-style-name="Text_20_body">
      <style:paragraph-properties fo:margin-top="0.101cm" fo:margin-bottom="0.101cm" loext:contextual-spacing="false"/>
      <style:text-properties officeooo:rsid="0045302e" officeooo:paragraph-rsid="004cd433"/>
    </style:style>
    <style:style style:name="P4" style:family="paragraph" style:parent-style-name="Heading_20_1" style:master-page-name="Right_20_Page">
      <style:paragraph-properties fo:margin-top="0cm" fo:margin-bottom="0.199cm" loext:contextual-spacing="false" style:page-number="auto"/>
      <style:text-properties officeooo:rsid="004cd433" officeooo:paragraph-rsid="004cd433"/>
    </style:style>
    <style:style style:name="P5" style:family="paragraph" style:parent-style-name="Heading_20_3">
      <style:paragraph-properties fo:margin-top="0.101cm" fo:margin-bottom="0.101cm" loext:contextual-spacing="false"/>
      <style:text-properties officeooo:rsid="0045302e" officeooo:paragraph-rsid="0045302e"/>
    </style:style>
    <style:style style:name="P6" style:family="paragraph" style:parent-style-name="Heading_20_3">
      <style:paragraph-properties fo:margin-top="0.25cm" fo:margin-bottom="0cm" loext:contextual-spacing="false"/>
    </style:style>
    <style:style style:name="P7" style:family="paragraph" style:parent-style-name="Heading_20_3">
      <style:paragraph-properties fo:margin-top="0.199cm" fo:margin-bottom="0cm" loext:contextual-spacing="false"/>
    </style:style>
    <style:style style:name="P8" style:family="paragraph" style:parent-style-name="Heading_20_3">
      <style:paragraph-properties fo:margin-top="0cm" fo:margin-bottom="0cm" loext:contextual-spacing="false"/>
    </style:style>
    <style:style style:name="T1" style:family="text">
      <style:text-properties officeooo:rsid="004cd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eaceful Easy Feeling</text:h>
      <text:p text:style-name="Heading_20_2"><text:span text:style-name="T1">(The Eagles</text:span>)</text:p>
      <text:p text:style-name="P1">Capo <text:span text:style-name="T1">2</text:span></text:p>
      <text:p text:style-name="P5">[<text:span text:style-name="T1">INTRO</text:span>]</text:p>
      <text:p text:style-name="P2">D Dsus4 D Dsus4</text:p>
      <text:p text:style-name="P7">[<text:span text:style-name="T1">VERSE</text:span> 1]</text:p>
      <text:p text:style-name="P2">D <text:s text:c="11"/>G <text:s text:c="17"/>D <text:s text:c="7"/>G</text:p>
      <text:p text:style-name="P2"><text:s text:c="2"/>I like the way your sparkling earrings lay</text:p>
      <text:p text:style-name="P2">D <text:s text:c="11"/>G <text:s text:c="8"/>A7</text:p>
      <text:p text:style-name="P2">Against your skin so brown</text:p>
      <text:p text:style-name="P2">D <text:s text:c="12"/>G <text:s text:c="16"/>D <text:s text:c="11"/>G</text:p>
      <text:p text:style-name="P2">And I want to sleep with you in the desert tonight</text:p>
      <text:p text:style-name="P2">D <text:s text:c="13"/>G <text:s text:c="8"/>A7</text:p>
      <text:p text:style-name="P2">With a million stars all around</text:p>
      <text:p text:style-name="P8">[<text:span text:style-name="T1">CHORUS</text:span>]</text:p>
      <text:p text:style-name="P2">A7 <text:s text:c="11"/>G <text:s text:c="12"/>D</text:p>
      <text:p text:style-name="P2">Cause I got a peaceful easy feeling</text:p>
      <text:p text:style-name="P2">G <text:s text:c="26"/>Em <text:s text:c="4"/>A7</text:p>
      <text:p text:style-name="P2">And I know you won't let me down</text:p>
      <text:p text:style-name="P2"><text:s text:c="10"/>D Em <text:s text:c="3"/>G <text:s text:c="7"/>A7 <text:s text:c="6"/>D</text:p>
      <text:p text:style-name="P2">Cause I'm already standing <text:s text:c="2"/>on the ground</text:p>
      <text:p text:style-name="P8">[<text:span text:style-name="T1">VERSE</text:span> 2]</text:p>
      <text:p text:style-name="P2">D <text:s text:c="10"/>G <text:s text:c="9"/>D <text:s text:c="4"/>G</text:p>
      <text:p text:style-name="P2">And I found out a long time ago </text:p>
      <text:p text:style-name="P2">D <text:s text:c="15"/>G <text:s text:c="9"/>A7</text:p>
      <text:p text:style-name="P2">What a woman can do to your soul</text:p>
      <text:p text:style-name="P2">D <text:s text:c="6"/>G <text:s text:c="17"/>D <text:s text:c="2"/>G</text:p>
      <text:p text:style-name="P2">Ah, but she can't take you any way</text:p>
      <text:p text:style-name="P2">D <text:s text:c="16"/>G <text:s text:c="10"/>A7</text:p>
      <text:p text:style-name="P2">You don't already know how to go</text:p>
      <text:p text:style-name="Heading_20_3"><text:soft-page-break/>[<text:span text:style-name="T1">CHORUS</text:span>]</text:p>
      <text:p text:style-name="P2">A7 <text:s text:c="9"/>G <text:s text:c="12"/>D</text:p>
      <text:p text:style-name="P2">And I got a peaceful easy feeling</text:p>
      <text:p text:style-name="P2">G <text:s text:c="26"/>Em <text:s text:c="4"/>A7</text:p>
      <text:p text:style-name="P2">And I know you won't let me down</text:p>
      <text:p text:style-name="P2"><text:s text:c="10"/>D Em <text:s text:c="3"/>G <text:s text:c="7"/>A7 <text:s text:c="6"/>D</text:p>
      <text:p text:style-name="P2">Cause I'm already standing <text:s text:c="2"/>on the ground</text:p>
      <text:p text:style-name="P6">[<text:span text:style-name="T1">BRIDGE</text:span>]</text:p>
      <text:p text:style-name="P3">D G D G <text:s text:c="2"/><text:span text:style-name="T1">D G A7</text:span></text:p>
      <text:p text:style-name="P8">[<text:span text:style-name="T1">VERSE </text:span>3]</text:p>
      <text:p text:style-name="P2">D <text:s text:c="8"/>G <text:s text:c="12"/>D <text:s text:c="3"/>G</text:p>
      <text:p text:style-name="P2">I get the feeling I may know you </text:p>
      <text:p text:style-name="P2">D <text:s text:c="3"/>G <text:s text:c="11"/>A7</text:p>
      <text:p text:style-name="P2">As a lover and a friend</text:p>
      <text:p text:style-name="P2">D <text:s text:c="15"/>G <text:s text:c="9"/>D <text:s text:c="10"/>G</text:p>
      <text:p text:style-name="P2">This voice keeps whispering in my other ear</text:p>
      <text:p text:style-name="P2"><text:s text:c="9"/>D <text:s text:c="10"/>G <text:s text:c="6"/>A7</text:p>
      <text:p text:style-name="P2">Tells me I may never see you again</text:p>
      <text:p text:style-name="P7">[<text:span text:style-name="T1">CHORUS</text:span>]</text:p>
      <text:p text:style-name="P2">A7 <text:s text:c="11"/>G <text:s text:c="12"/>D</text:p>
      <text:p text:style-name="P2">Cause I got a peaceful easy feeling</text:p>
      <text:p text:style-name="P2">G <text:s text:c="26"/>Em <text:s text:c="4"/>A7</text:p>
      <text:p text:style-name="P2">And I know you won't let me down</text:p>
      <text:p text:style-name="P3"><text:s text:c="10"/>D Em <text:s text:c="3"/>G <text:s text:c="7"/>A7 <text:s text:c="4"/>D Em <text:s text:c="3"/>G <text:s text:c="7"/>A7</text:p>
      <text:p text:style-name="P3">Cause I'm already standing <text:s text:c="3"/>I'm already standing</text:p>
      <text:p text:style-name="P2"><text:s text:c="8"/>D Em <text:s text:c="3"/>G <text:s text:c="7"/>A7 <text:s text:c="6"/>D <text:s text:c="7"/>Em <text:s/>G A7</text:p>
      <text:p text:style-name="P2">Yes I'm al<text:span text:style-name="T1">r</text:span>eady standing <text:s text:c="2"/>on the ground</text:p>
      <text:p text:style-name="Heading_20_3">[OUTRO]</text:p>
      <text:p text:style-name="P3">D Em G A7 <text:s text:c="3"/>D Em G A7 <text:s text:c="2"/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49M39S</meta:editing-duration>
    <meta:editing-cycles>57</meta:editing-cycles>
    <meta:generator>LibreOffice/6.1.5.2$Linux_X86_64 LibreOffice_project/10$Build-2</meta:generator>
    <dc:title>Lyrics + Chords</dc:title>
    <dc:date>2020-01-07T20:19:31.174445468</dc:date>
    <meta:print-date>2017-04-03T12:23:29.985893000</meta:print-date>
    <meta:document-statistic meta:table-count="0" meta:image-count="0" meta:object-count="0" meta:page-count="2" meta:paragraph-count="59" meta:word-count="289" meta:character-count="1716" meta:non-whitespace-character-count="8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